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draw:stroke-dash="Dash_20_2" svg:stroke-width="0.026cm" svg:stroke-color="#000000" draw:stroke-linejoin="round" draw:fill="none" draw:textarea-horizontal-align="center" draw:textarea-vertical-align="middle" fo:padding-top="0.013cm" fo:padding-bottom="0.013cm" fo:padding-left="0.013cm" fo:padding-right="0.013cm"/>
    </style:style>
    <style:style style:name="gr2" style:family="graphic" style:parent-style-name="standard">
      <style:graphic-properties draw:stroke="none" draw:fill="none" draw:fill-color="#ffffff" draw:textarea-horizontal-align="left" draw:auto-grow-height="false" draw:fit-to-size="true" fo:padding-top="0cm" fo:padding-bottom="0cm" fo:padding-left="0cm" fo:padding-right="0cm"/>
    </style:style>
    <style:style style:name="gr3" style:family="graphic" style:parent-style-name="standard">
      <style:graphic-properties draw:stroke="solid" draw:stroke-dash="Dash_20_2" svg:stroke-width="0cm" svg:stroke-color="#000000" draw:stroke-linejoin="none" draw:fill="solid" draw:fill-color="#000000" draw:textarea-horizontal-align="center" draw:textarea-vertical-align="middle"/>
    </style:style>
    <style:style style:name="gr4" style:family="graphic" style:parent-style-name="standard">
      <style:graphic-properties draw:stroke="none" draw:fill="none" draw:fill-color="#ffffff" draw:textarea-horizontal-align="left" draw:auto-grow-height="false" draw:fit-to-size="false" fo:padding-top="0cm" fo:padding-bottom="0cm" fo:padding-left="0cm" fo:padding-right="0cm"/>
    </style:style>
    <style:style style:name="gr5" style:family="graphic" style:parent-style-name="standard">
      <style:graphic-properties draw:stroke="solid" draw:stroke-dash="Dash_20_2" svg:stroke-width="0.026cm" svg:stroke-color="#000000" draw:stroke-linejoin="round" draw:fill="none" draw:fill-color="#000000" draw:textarea-horizontal-align="center" draw:textarea-vertical-align="middle" fo:padding-top="0.013cm" fo:padding-bottom="0.013cm" fo:padding-left="0.013cm" fo:padding-right="0.013cm"/>
    </style:style>
    <style:style style:name="gr6" style:family="graphic">
      <style:graphic-properties style:protect="size"/>
    </style:style>
    <style:style style:name="pr1" style:family="presentation" style:parent-style-name="Default-notes">
      <style:graphic-properties draw:fill-color="#ffffff" fo:min-height="12.322cm"/>
    </style:style>
    <style:style style:name="P1" style:family="paragraph">
      <style:paragraph-properties fo:text-align="center"/>
    </style:style>
    <style:style style:name="P2" style:family="paragraph">
      <style:text-properties style:use-window-font-color="true" style:text-outline="false" style:text-line-through-style="none" fo:font-family="Arial" style:font-family-generic="swiss" style:font-pitch="variable" fo:font-size="14.1000003814697pt" fo:letter-spacing="normal" fo:font-style="normal" fo:text-shadow="none" style:text-underline-style="none" fo:font-weight="bold" style:text-underline-mode="continuous" style:text-overline-mode="continuous" style:text-line-through-mode="continuous" style:font-family-asian="Arial" style:font-family-generic-asian="swiss" style:font-pitch-asian="variable" style:font-size-asian="14.1000003814697pt" style:font-family-complex="Arial" style:font-family-generic-complex="swiss" style:font-pitch-complex="variable" style:font-size-complex="14.1000003814697pt" style:text-scale="100%" style:text-overline-style="none" style:text-overline-color="font-color"/>
    </style:style>
    <style:style style:name="P3" style:family="paragraph">
      <style:text-properties style:use-window-font-color="true" style:text-outline="false" style:text-line-through-style="none" fo:font-family="Arial" style:font-family-generic="swiss" style:font-pitch="variable" fo:font-size="14.1000003814697pt" fo:letter-spacing="normal" fo:font-style="normal" fo:text-shadow="none" style:text-underline-style="none" fo:font-weight="normal" style:text-underline-mode="continuous" style:text-overline-mode="continuous" style:text-line-through-mode="continuous" style:font-family-asian="Arial" style:font-family-generic-asian="swiss" style:font-pitch-asian="variable" style:font-size-asian="14.1000003814697pt" style:font-family-complex="Arial" style:font-family-generic-complex="swiss" style:font-pitch-complex="variable" style:font-size-complex="14.1000003814697pt" style:text-scale="100%" style:text-overline-style="none" style:text-overline-color="font-color"/>
    </style:style>
    <style:style style:name="P4" style:family="paragraph">
      <style:text-properties style:use-window-font-color="true" style:text-outline="false" style:text-line-through-style="none" fo:font-family="Arial" style:font-family-generic="swiss" style:font-pitch="variable" fo:font-size="16pt" fo:letter-spacing="normal" fo:font-style="italic" fo:text-shadow="none" style:text-underline-style="none" fo:font-weight="bold" style:text-underline-mode="continuous" style:text-overline-mode="continuous" style:text-line-through-mode="continuous" style:font-family-asian="Arial" style:font-family-generic-asian="swiss" style:font-pitch-asian="variable" style:font-size-asian="16pt" style:font-family-complex="Arial" style:font-family-generic-complex="swiss" style:font-pitch-complex="variable" style:font-size-complex="16pt" style:text-scale="100%"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olygon draw:style-name="gr1" draw:text-style-name="P1" draw:layer="layout" svg:width="9.538cm" svg:height="1.691cm" svg:x="9.797cm" svg:y="1.841cm" svg:viewBox="0 0 9539 1692" draw:points="0,0 0,1692 9539,1692 9539,0">
          <text:p/>
        </draw:polygon>
        <draw:polygon draw:style-name="gr1" draw:text-style-name="P1" draw:layer="layout" svg:width="5.722cm" svg:height="1.48cm" svg:x="11.705cm" svg:y="4.802cm" svg:viewBox="0 0 5723 1481" draw:points="0,0 0,1481 5723,1481 5723,0">
          <text:p/>
        </draw:polygon>
        <draw:polygon draw:style-name="gr1" draw:text-style-name="P1" draw:layer="layout" svg:width="4.662cm" svg:height="1.48cm" svg:x="11.917cm" svg:y="7.34cm" svg:viewBox="0 0 4663 1481" draw:points="0,0 0,1481 4663,1481 4663,0">
          <text:p/>
        </draw:polygon>
        <draw:polygon draw:style-name="gr1" draw:text-style-name="P1" draw:layer="layout" svg:width="4.027cm" svg:height="1.902cm" svg:x="9.161cm" svg:y="10.935cm" svg:viewBox="0 0 4028 1903" draw:points="0,0 0,1903 4028,1903 4028,0">
          <text:p/>
        </draw:polygon>
        <draw:polygon draw:style-name="gr1" draw:text-style-name="P1" draw:layer="layout" svg:width="3.602cm" svg:height="1.902cm" svg:x="18.063cm" svg:y="10.935cm" svg:viewBox="0 0 3603 1903" draw:points="0,0 0,1903 3603,1903 3603,0">
          <text:p/>
        </draw:polygon>
        <draw:frame draw:style-name="gr2" draw:text-style-name="P2" draw:layer="layout" svg:width="7.915cm" svg:height="0.551cm" svg:x="10.715cm" svg:y="2.212cm">
          <draw:text-box>
            <text:p text:style-name="P2">EmployeeWithEmergencyContact</text:p>
          </draw:text-box>
        </draw:frame>
        <draw:frame draw:style-name="gr2" draw:text-style-name="P2" draw:layer="layout" svg:width="4.506cm" svg:height="0.551cm" svg:x="12.385cm" svg:y="4.961cm">
          <draw:text-box>
            <text:p text:style-name="P2">EmergencyContact</text:p>
          </draw:text-box>
        </draw:frame>
        <draw:frame draw:style-name="gr2" draw:text-style-name="P3" draw:layer="layout" svg:width="2.156cm" svg:height="0.551cm" svg:x="13.072cm" svg:y="5.549cm">
          <draw:text-box>
            <text:p text:style-name="P3">16 bytes <text:s/></text:p>
          </draw:text-box>
        </draw:frame>
        <draw:frame draw:style-name="gr2" draw:text-style-name="P2" draw:layer="layout" svg:width="3.516cm" svg:height="0.551cm" svg:x="12.385cm" svg:y="7.499cm">
          <draw:text-box>
            <text:p text:style-name="P2">ContactPerson</text:p>
          </draw:text-box>
        </draw:frame>
        <draw:frame draw:style-name="gr2" draw:text-style-name="P3" draw:layer="layout" svg:width="1.88cm" svg:height="0.551cm" svg:x="13.072cm" svg:y="8.087cm">
          <draw:text-box>
            <text:p text:style-name="P3">32 bytes</text:p>
          </draw:text-box>
        </draw:frame>
        <draw:frame draw:style-name="gr2" draw:text-style-name="P2" draw:layer="layout" svg:width="3.298cm" svg:height="0.551cm" svg:x="9.418cm" svg:y="11.305cm">
          <draw:text-box>
            <text:p text:style-name="P2">EmailAddress</text:p>
          </draw:text-box>
        </draw:frame>
        <draw:frame draw:style-name="gr2" draw:text-style-name="P3" draw:layer="layout" svg:width="1.88cm" svg:height="0.551cm" svg:x="9.969cm" svg:y="11.893cm">
          <draw:text-box>
            <text:p text:style-name="P3">16 bytes</text:p>
          </draw:text-box>
        </draw:frame>
        <draw:frame draw:style-name="gr2" draw:text-style-name="P2" draw:layer="layout" svg:width="3.378cm" svg:height="0.551cm" svg:x="18.107cm" svg:y="11.305cm">
          <draw:text-box>
            <text:p text:style-name="P2">PhoneNumber</text:p>
          </draw:text-box>
        </draw:frame>
        <draw:frame draw:style-name="gr2" draw:text-style-name="P3" draw:layer="layout" svg:width="1.88cm" svg:height="0.551cm" svg:x="18.794cm" svg:y="11.893cm">
          <draw:text-box>
            <text:p text:style-name="P3">16 bytes</text:p>
          </draw:text-box>
        </draw:frame>
        <draw:polygon draw:style-name="gr1" draw:text-style-name="P1" draw:layer="layout" svg:width="3.602cm" svg:height="1.902cm" svg:x="14.037cm" svg:y="10.935cm" svg:viewBox="0 0 3603 1903" draw:points="0,0 0,1903 3603,1903 3603,0">
          <text:p/>
        </draw:polygon>
        <draw:frame draw:style-name="gr2" draw:text-style-name="P2" draw:layer="layout" svg:width="3.378cm" svg:height="0.551cm" svg:x="14.08cm" svg:y="11.305cm">
          <draw:text-box>
            <text:p text:style-name="P2">PhoneNumber</text:p>
          </draw:text-box>
        </draw:frame>
        <draw:frame draw:style-name="gr2" draw:text-style-name="P3" draw:layer="layout" svg:width="1.88cm" svg:height="0.551cm" svg:x="14.491cm" svg:y="11.893cm">
          <draw:text-box>
            <text:p text:style-name="P3">16 bytes</text:p>
          </draw:text-box>
        </draw:frame>
        <draw:polygon draw:style-name="gr1" draw:text-style-name="P1" draw:layer="layout" svg:width="3.814cm" svg:height="1.902cm" svg:x="22.302cm" svg:y="10.935cm" svg:viewBox="0 0 3815 1903" draw:points="0,0 0,1903 3815,1903 3815,0">
          <text:p/>
        </draw:polygon>
        <draw:frame draw:style-name="gr2" draw:text-style-name="P2" draw:layer="layout" svg:width="3.378cm" svg:height="0.551cm" svg:x="22.558cm" svg:y="11.305cm">
          <draw:text-box>
            <text:p text:style-name="P2">PhoneNumber</text:p>
          </draw:text-box>
        </draw:frame>
        <draw:frame draw:style-name="gr2" draw:text-style-name="P3" draw:layer="layout" svg:width="1.88cm" svg:height="0.551cm" svg:x="23.381cm" svg:y="11.893cm">
          <draw:text-box>
            <text:p text:style-name="P3">16 bytes</text:p>
          </draw:text-box>
        </draw:frame>
        <draw:polygon draw:style-name="gr1" draw:text-style-name="P1" draw:layer="layout" svg:width="2.754cm" svg:height="1.902cm" svg:x="2.803cm" svg:y="10.935cm" svg:viewBox="0 0 2755 1903" draw:points="0,0 0,1903 2755,1903 2755,0">
          <text:p/>
        </draw:polygon>
        <draw:frame draw:style-name="gr2" draw:text-style-name="P2" draw:layer="layout" svg:width="1.428cm" svg:height="0.551cm" svg:x="3.271cm" svg:y="11.305cm">
          <draw:text-box>
            <text:p text:style-name="P2">String</text:p>
          </draw:text-box>
        </draw:frame>
        <draw:frame draw:style-name="gr2" draw:text-style-name="P3" draw:layer="layout" svg:width="1.88cm" svg:height="0.551cm" svg:x="3.271cm" svg:y="11.893cm">
          <draw:text-box>
            <text:p text:style-name="P3">24 bytes</text:p>
          </draw:text-box>
        </draw:frame>
        <draw:polygon draw:style-name="gr1" draw:text-style-name="P1" draw:layer="layout" svg:width="2.755cm" svg:height="1.902cm" svg:x="5.982cm" svg:y="10.935cm" svg:viewBox="0 0 2756 1903" draw:points="0,0 0,1903 2756,1903 2756,0">
          <text:p/>
        </draw:polygon>
        <draw:frame draw:style-name="gr2" draw:text-style-name="P2" draw:layer="layout" svg:width="1.428cm" svg:height="0.551cm" svg:x="6.45cm" svg:y="11.305cm">
          <draw:text-box>
            <text:p text:style-name="P2">String</text:p>
          </draw:text-box>
        </draw:frame>
        <draw:frame draw:style-name="gr2" draw:text-style-name="P3" draw:layer="layout" svg:width="1.88cm" svg:height="0.551cm" svg:x="6.45cm" svg:y="11.893cm">
          <draw:text-box>
            <text:p text:style-name="P3">24 bytes</text:p>
          </draw:text-box>
        </draw:frame>
        <draw:frame draw:style-name="gr2" draw:text-style-name="P2" draw:layer="layout" svg:width="1.373cm" svg:height="0.551cm" svg:x="2.635cm" svg:y="14.478cm">
          <draw:text-box>
            <text:p text:style-name="P2">char[]</text:p>
          </draw:text-box>
        </draw:frame>
        <draw:frame draw:style-name="gr2" draw:text-style-name="P3" draw:layer="layout" svg:width="1.88cm" svg:height="0.551cm" svg:x="2.775cm" svg:y="15.066cm">
          <draw:text-box>
            <text:p text:style-name="P3">32 bytes</text:p>
          </draw:text-box>
        </draw:frame>
        <draw:frame draw:style-name="gr2" draw:text-style-name="P2" draw:layer="layout" svg:width="1.703cm" svg:height="0.551cm" svg:x="2.775cm" svg:y="15.658cm">
          <draw:text-box>
            <text:p text:style-name="P2">16 data</text:p>
          </draw:text-box>
        </draw:frame>
        <draw:frame draw:style-name="gr2" draw:text-style-name="P2" draw:layer="layout" svg:width="1.373cm" svg:height="0.551cm" svg:x="6.45cm" svg:y="14.689cm">
          <draw:text-box>
            <text:p text:style-name="P2">char[]</text:p>
          </draw:text-box>
        </draw:frame>
        <draw:frame draw:style-name="gr2" draw:text-style-name="P3" draw:layer="layout" svg:width="1.88cm" svg:height="0.551cm" svg:x="6.45cm" svg:y="15.277cm">
          <draw:text-box>
            <text:p text:style-name="P3">24 bytes</text:p>
          </draw:text-box>
        </draw:frame>
        <draw:frame draw:style-name="gr2" draw:text-style-name="P2" draw:layer="layout" svg:width="1.703cm" svg:height="0.551cm" svg:x="6.45cm" svg:y="15.87cm">
          <draw:text-box>
            <text:p text:style-name="P2">12 data</text:p>
          </draw:text-box>
        </draw:frame>
        <draw:frame draw:style-name="gr2" draw:text-style-name="P2" draw:layer="layout" svg:width="1.373cm" svg:height="0.551cm" svg:x="10.478cm" svg:y="15.958cm">
          <draw:text-box>
            <text:p text:style-name="P2">char[]</text:p>
          </draw:text-box>
        </draw:frame>
        <draw:frame draw:style-name="gr2" draw:text-style-name="P3" draw:layer="layout" svg:width="1.88cm" svg:height="0.551cm" svg:x="10.478cm" svg:y="16.546cm">
          <draw:text-box>
            <text:p text:style-name="P3">40 bytes</text:p>
          </draw:text-box>
        </draw:frame>
        <draw:frame draw:style-name="gr2" draw:text-style-name="P2" draw:layer="layout" svg:width="1.703cm" svg:height="0.551cm" svg:x="10.478cm" svg:y="17.139cm">
          <draw:text-box>
            <text:p text:style-name="P2">24 data</text:p>
          </draw:text-box>
        </draw:frame>
        <draw:polygon draw:style-name="gr1" draw:text-style-name="P1" draw:layer="layout" svg:width="2.967cm" svg:height="1.479cm" svg:x="9.797cm" svg:y="13.473cm" svg:viewBox="0 0 2968 1480" draw:points="0,0 0,1480 2968,1480 2968,0">
          <text:p/>
        </draw:polygon>
        <draw:frame draw:style-name="gr2" draw:text-style-name="P2" draw:layer="layout" svg:width="1.428cm" svg:height="0.551cm" svg:x="10.266cm" svg:y="13.632cm">
          <draw:text-box>
            <text:p text:style-name="P2">String</text:p>
          </draw:text-box>
        </draw:frame>
        <draw:frame draw:style-name="gr2" draw:text-style-name="P3" draw:layer="layout" svg:width="1.88cm" svg:height="0.551cm" svg:x="10.266cm" svg:y="14.22cm">
          <draw:text-box>
            <text:p text:style-name="P3">24 bytes</text:p>
          </draw:text-box>
        </draw:frame>
        <draw:frame draw:style-name="gr2" draw:text-style-name="P2" draw:layer="layout" svg:width="1.345cm" svg:height="0.551cm" svg:x="14.928cm" svg:y="14.689cm">
          <draw:text-box>
            <text:p text:style-name="P2">byte[]</text:p>
          </draw:text-box>
        </draw:frame>
        <draw:frame draw:style-name="gr2" draw:text-style-name="P3" draw:layer="layout" svg:width="1.88cm" svg:height="0.551cm" svg:x="14.928cm" svg:y="15.277cm">
          <draw:text-box>
            <text:p text:style-name="P3">24 bytes</text:p>
          </draw:text-box>
        </draw:frame>
        <draw:frame draw:style-name="gr2" draw:text-style-name="P2" draw:layer="layout" svg:width="1.703cm" svg:height="0.551cm" svg:x="14.928cm" svg:y="15.87cm">
          <draw:text-box>
            <text:p text:style-name="P2">10 data</text:p>
          </draw:text-box>
        </draw:frame>
        <draw:frame draw:style-name="gr2" draw:text-style-name="P2" draw:layer="layout" svg:width="1.345cm" svg:height="0.551cm" svg:x="19.167cm" svg:y="14.689cm">
          <draw:text-box>
            <text:p text:style-name="P2">byte[]</text:p>
          </draw:text-box>
        </draw:frame>
        <draw:frame draw:style-name="gr2" draw:text-style-name="P3" draw:layer="layout" svg:width="1.88cm" svg:height="0.551cm" svg:x="19.167cm" svg:y="15.277cm">
          <draw:text-box>
            <text:p text:style-name="P3">24 bytes</text:p>
          </draw:text-box>
        </draw:frame>
        <draw:frame draw:style-name="gr2" draw:text-style-name="P2" draw:layer="layout" svg:width="1.703cm" svg:height="0.551cm" svg:x="19.167cm" svg:y="15.87cm">
          <draw:text-box>
            <text:p text:style-name="P2">10 data</text:p>
          </draw:text-box>
        </draw:frame>
        <draw:frame draw:style-name="gr2" draw:text-style-name="P2" draw:layer="layout" svg:width="1.345cm" svg:height="0.551cm" svg:x="23.83cm" svg:y="14.689cm">
          <draw:text-box>
            <text:p text:style-name="P2">byte[]</text:p>
          </draw:text-box>
        </draw:frame>
        <draw:frame draw:style-name="gr2" draw:text-style-name="P3" draw:layer="layout" svg:width="1.88cm" svg:height="0.551cm" svg:x="23.83cm" svg:y="15.277cm">
          <draw:text-box>
            <text:p text:style-name="P3">24 bytes</text:p>
          </draw:text-box>
        </draw:frame>
        <draw:frame draw:style-name="gr2" draw:text-style-name="P2" draw:layer="layout" svg:width="1.703cm" svg:height="0.551cm" svg:x="23.83cm" svg:y="15.87cm">
          <draw:text-box>
            <text:p text:style-name="P2">10 data</text:p>
          </draw:text-box>
        </draw:frame>
        <draw:path draw:style-name="gr3" draw:text-style-name="P1" draw:layer="layout" svg:width="0.211cm" svg:height="1.285cm" svg:x="14.515cm" svg:y="3.516cm" svg:viewBox="0 0 212 1286" svg:d="m68 17 57 1093v0c1 9-7 18-16 18-10 1-18-7-19-17l-57-1093v0c-1-9 7-18 17-18 9-1 18 7 18 17zm144 1053v0l-95 216-117-205z">
          <text:p/>
        </draw:path>
        <draw:path draw:style-name="gr3" draw:text-style-name="P1" draw:layer="layout" svg:width="0.211cm" svg:height="0.862cm" svg:x="14.353cm" svg:y="6.477cm" svg:viewBox="0 0 212 863" svg:d="m124 17v670 0c0 10-7 18-18 18-9 0-17-8-17-18v-670 0c0-9 8-17 17-17 11 0 18 8 18 17zm88 635v0l-106 211-106-211z">
          <text:p/>
        </draw:path>
        <draw:path draw:style-name="gr3" draw:text-style-name="P1" draw:layer="layout" svg:width="10.191cm" svg:height="2.192cm" svg:x="4.074cm" svg:y="8.803cm" svg:viewBox="0 0 10192 2193" svg:d="m10178 34-10001 2079v0c-9 2-19-4-21-13-2-10 4-19 14-21l10001-2079v0c10-2 19 4 21 14 2 9-4 18-14 20zm-9948 2159v0l-230-61 186-147z">
          <text:p/>
        </draw:path>
        <draw:path draw:style-name="gr3" draw:text-style-name="P1" draw:layer="layout" svg:width="6.799cm" svg:height="2.17cm" svg:x="7.466cm" svg:y="8.803cm" svg:viewBox="0 0 6800 2171" svg:d="m6788 35-6614 2062v0c-9 3-20-2-22-11-3-10 2-19 11-22l6615-2063v0c9-3 19 3 21 12 4 9-2 19-11 22zm-6554 2136v0l-234-38 171-164z">
          <text:p/>
        </draw:path>
        <draw:path draw:style-name="gr3" draw:text-style-name="P1" draw:layer="layout" svg:width="3.408cm" svg:height="2.132cm" svg:x="10.857cm" svg:y="8.803cm" svg:viewBox="0 0 3409 2133" svg:d="m3401 33-3241 2022v0c-9 5-19 2-25-6-5-8-2-19 6-24l3241-2022v0c8-5 20-3 25 6 5 8 2 19-6 24zm-3165 2078v0l-236 22 124-202z">
          <text:p/>
        </draw:path>
        <draw:path draw:style-name="gr3" draw:text-style-name="P1" draw:layer="layout" svg:width="1.712cm" svg:height="2.132cm" svg:x="14.443cm" svg:y="8.803cm" svg:viewBox="0 0 1713 2133" svg:d="m31 7 1586 1977v0c6 8 4 19-3 25s-19 5-25-3l-1585-1977v0c-6-7-5-19 3-25 7-6 18-5 24 3zm1633 1895v0l49 231-215-99z">
          <text:p/>
        </draw:path>
        <draw:path draw:style-name="gr3" draw:text-style-name="P1" draw:layer="layout" svg:width="5.526cm" svg:height="2.154cm" svg:x="14.443cm" svg:y="8.804cm" svg:viewBox="0 0 5527 2155" svg:d="m23 1 5346 2052v0c9 3 14 13 10 23-3 8-13 14-22 9l-5347-2051v0c-8-3-13-14-9-23 3-9 13-13 22-10zm5345 1956v0l159 175-235 23z">
          <text:p/>
        </draw:path>
        <draw:path draw:style-name="gr3" draw:text-style-name="P1" draw:layer="layout" svg:width="9.555cm" svg:height="2.189cm" svg:x="14.654cm" svg:y="8.803cm" svg:viewBox="0 0 9556 2190" svg:d="m22 0 9365 2077v0c10 2 16 11 14 21s-12 16-21 14l-9366-2077v0c-9-2-16-12-14-21 3-10 12-16 22-14zm9350 1983v0l184 149-229 58z">
          <text:p/>
        </draw:path>
        <draw:path draw:style-name="gr3" draw:text-style-name="P1" draw:layer="layout" svg:width="0.211cm" svg:height="1.497cm" svg:x="3.968cm" svg:y="12.821cm" svg:viewBox="0 0 212 1498" svg:d="m124 17v1305 0c0 10-8 17-18 17-9 0-17-7-17-17v-1305 0c0-9 8-17 17-17 10 0 18 8 18 17zm88 1269v0l-106 212-106-212z">
          <text:p/>
        </draw:path>
        <draw:path draw:style-name="gr3" draw:text-style-name="P1" draw:layer="layout" svg:width="0.211cm" svg:height="1.497cm" svg:x="7.36cm" svg:y="12.821cm" svg:viewBox="0 0 212 1498" svg:d="m124 17v1305 0c0 10-8 17-18 17s-18-7-18-17v-1305 0c0-9 8-17 18-17s18 8 18 17zm88 1269v0l-106 212-106-212z">
          <text:p/>
        </draw:path>
        <draw:path draw:style-name="gr3" draw:text-style-name="P1" draw:layer="layout" svg:width="0.211cm" svg:height="0.651cm" svg:x="11.175cm" svg:y="12.821cm" svg:viewBox="0 0 212 652" svg:d="m124 17v459 0c0 10-8 17-18 17s-17-7-17-17v-459 0c0-9 7-17 17-17s18 8 18 17zm88 423v0l-106 212-106-212z">
          <text:p/>
        </draw:path>
        <draw:path draw:style-name="gr3" draw:text-style-name="P1" draw:layer="layout" svg:width="0.211cm" svg:height="0.862cm" svg:x="11.175cm" svg:y="14.936cm" svg:viewBox="0 0 212 863" svg:d="m124 17v670 0c0 10-8 18-18 18s-17-8-17-18v-670 0c0-9 7-17 17-17s18 8 18 17zm88 635v0l-106 211-106-211z">
          <text:p/>
        </draw:path>
        <draw:path draw:style-name="gr3" draw:text-style-name="P1" draw:layer="layout" svg:width="0.211cm" svg:height="1.497cm" svg:x="15.837cm" svg:y="12.821cm" svg:viewBox="0 0 212 1498" svg:d="m124 17v1305 0c0 10-8 17-18 17-9 0-17-7-17-17v-1305 0c0-9 8-17 17-17 10 0 18 8 18 17zm88 1269v0l-106 212-106-212z">
          <text:p/>
        </draw:path>
        <draw:path draw:style-name="gr3" draw:text-style-name="P1" draw:layer="layout" svg:width="0.211cm" svg:height="1.708cm" svg:x="19.864cm" svg:y="12.821cm" svg:viewBox="0 0 212 1709" svg:d="m124 17v1517 0c0 9-7 17-18 17-9 0-17-8-17-17v-1517 0c0-9 8-17 17-17 11 0 18 8 18 17zm88 1481v0l-106 211-106-211z">
          <text:p/>
        </draw:path>
        <draw:path draw:style-name="gr3" draw:text-style-name="P1" draw:layer="layout" svg:width="0.211cm" svg:height="1.708cm" svg:x="24.104cm" svg:y="12.821cm" svg:viewBox="0 0 212 1709" svg:d="m124 17v1517 0c0 9-8 17-18 17s-17-8-17-17v-1517 0c0-9 7-17 17-17s18 8 18 17zm88 1481v0l-106 211-106-211z">
          <text:p/>
        </draw:path>
        <draw:frame draw:style-name="gr4" draw:text-style-name="P4" draw:layer="layout" svg:width="7.62cm" svg:height="5.08cm" svg:x="2.54cm" svg:y="4.445cm">
          <draw:text-box>
            <text:p text:style-name="P4">Number of objects: 16</text:p>
            <text:p text:style-name="P4"/>
            <text:p text:style-name="P4">Total overhead: <text:s/>270 bytes</text:p>
            <text:p text:style-name="P4">Total data: <text:s text:c="12"/>82 bytes</text:p>
            <text:p text:style-name="P4">Total size: <text:s text:c="10"/>352 bytes</text:p>
            <text:p text:style-name="P4"/>
            <text:p text:style-name="P4">Bloat factor: 77%</text:p>
          </draw:text-box>
        </draw:frame>
        <draw:polygon draw:style-name="gr5" draw:text-style-name="P1" draw:layer="layout" svg:width="4.238cm" svg:height="2.749cm" svg:x="1.531cm" svg:y="14.107cm" svg:viewBox="0 0 4239 2750" draw:points="1060,0 0,2750 3179,2750 4239,0">
          <text:p/>
        </draw:polygon>
        <draw:path draw:style-name="gr3" draw:text-style-name="P1" draw:layer="layout" svg:width="6.901cm" svg:height="5.325cm" svg:x="17.41cm" svg:y="5.609cm" svg:viewBox="0 0 6902 5326" svg:d="m25 0v0l157 3 158 5 160 9 158 14 159 17 157 20 158 24 156 28 158 31 154 35 154 37 153 42 155 43 151 48 150 50 149 53 148 56 147 60 145 61 144 65 283 137 275 147 270 157 258 166 253 175 240 183 234 192 221 198 211 205 199 211 186 218 172 223 162 227 145 232 131 236 115 239 100 242 83 244 65 247 48 248 28 249 5 136v0c0 6-10 11-23 11-14 1-25-5-25-11v0l-6-135-29-248-47-247-65-246-83-244-98-242-116-238-130-235-145-231-159-227-173-222-186-217-198-210-210-205-221-197-231-190-242-183-250-174-260-166-266-156-274-147-280-136-144-64-144-61-145-59-148-56-148-52-149-51-149-46-151-44-153-40-152-38-154-34-153-31-156-27-155-24-155-20-157-17-155-13-158-10-156-5-158-2v0c-13 0-23-6-23-12 0-6 11-11 25-11zm6877 5189v0l-141 137-152-135z">
          <text:p/>
        </draw:path>
        <draw:polygon draw:style-name="gr5" draw:text-style-name="P1" draw:layer="layout" svg:width="4.238cm" svg:height="2.748cm" svg:x="5.134cm" svg:y="14.319cm" svg:viewBox="0 0 4239 2749" draw:points="1060,0 0,2749 3180,2749 4239,0">
          <text:p/>
        </draw:polygon>
        <draw:frame draw:style-name="gr2" draw:text-style-name="P2" draw:layer="layout" svg:width="0.246cm" svg:height="0.551cm" svg:x="1.787cm" svg:y="17.227cm">
          <draw:text-box>
            <text:p text:style-name="P2">“</text:p>
          </draw:text-box>
        </draw:frame>
        <draw:frame draw:style-name="gr2" draw:text-style-name="P2" draw:layer="layout" svg:width="2.251cm" svg:height="0.551cm" svg:x="2.037cm" svg:y="17.227cm">
          <draw:text-box>
            <text:p text:style-name="P2">John Doe</text:p>
          </draw:text-box>
        </draw:frame>
        <draw:frame draw:style-name="gr2" draw:text-style-name="P2" draw:layer="layout" svg:width="0.246cm" svg:height="0.551cm" svg:x="4.28cm" svg:y="17.227cm">
          <draw:text-box>
            <text:p text:style-name="P2">”</text:p>
          </draw:text-box>
        </draw:frame>
        <draw:frame draw:style-name="gr2" draw:text-style-name="P2" draw:layer="layout" svg:width="0.246cm" svg:height="0.551cm" svg:x="6.027cm" svg:y="17.439cm">
          <draw:text-box>
            <text:p text:style-name="P2">“</text:p>
          </draw:text-box>
        </draw:frame>
        <draw:frame draw:style-name="gr2" draw:text-style-name="P2" draw:layer="layout" svg:width="1.373cm" svg:height="0.551cm" svg:x="6.277cm" svg:y="17.439cm">
          <draw:text-box>
            <text:p text:style-name="P2">father</text:p>
          </draw:text-box>
        </draw:frame>
        <draw:frame draw:style-name="gr2" draw:text-style-name="P2" draw:layer="layout" svg:width="0.246cm" svg:height="0.551cm" svg:x="7.646cm" svg:y="17.439cm">
          <draw:text-box>
            <text:p text:style-name="P2">”</text:p>
          </draw:text-box>
        </draw:frame>
        <draw:frame draw:style-name="gr2" draw:text-style-name="P2" draw:layer="layout" svg:width="0.246cm" svg:height="0.551cm" svg:x="9.418cm" svg:y="18.496cm">
          <draw:text-box>
            <text:p text:style-name="P2">“</text:p>
          </draw:text-box>
        </draw:frame>
        <draw:frame draw:style-name="gr2" draw:text-style-name="P2" draw:layer="layout" svg:width="3.368cm" svg:height="0.551cm" svg:x="9.668cm" svg:y="18.496cm">
          <draw:text-box>
            <text:p text:style-name="P2">jdoe@aol.com</text:p>
          </draw:text-box>
        </draw:frame>
        <draw:frame draw:style-name="gr2" draw:text-style-name="P2" draw:layer="layout" svg:width="0.246cm" svg:height="0.551cm" svg:x="13.021cm" svg:y="18.496cm">
          <draw:text-box>
            <text:p text:style-name="P2">”</text:p>
          </draw:text-box>
        </draw:frame>
        <draw:polygon draw:style-name="gr5" draw:text-style-name="P1" draw:layer="layout" svg:width="4.239cm" svg:height="2.326cm" svg:x="9.161cm" svg:y="15.799cm" svg:viewBox="0 0 4240 2327" draw:points="1060,0 0,2327 3180,2327 4240,0">
          <text:p/>
        </draw:polygon>
        <draw:polygon draw:style-name="gr5" draw:text-style-name="P1" draw:layer="layout" svg:width="4.238cm" svg:height="2.326cm" svg:x="22.302cm" svg:y="14.53cm" svg:viewBox="0 0 4239 2327" draw:points="1060,0 0,2327 3179,2327 4239,0">
          <text:p/>
        </draw:polygon>
        <draw:polygon draw:style-name="gr5" draw:text-style-name="P1" draw:layer="layout" svg:width="4.238cm" svg:height="2.326cm" svg:x="17.851cm" svg:y="14.53cm" svg:viewBox="0 0 4239 2327" draw:points="1060,0 0,2327 3179,2327 4239,0">
          <text:p/>
        </draw:polygon>
        <draw:polygon draw:style-name="gr5" draw:text-style-name="P1" draw:layer="layout" svg:width="4.238cm" svg:height="2.325cm" svg:x="13.613cm" svg:y="14.319cm" svg:viewBox="0 0 4239 2326" draw:points="1059,0 0,2326 3179,2326 4239,0">
          <text:p/>
        </draw:polygon>
        <presentation:notes draw:style-name="dp2">
          <draw:page-thumbnail draw:style-name="gr6" draw:layer="layout" svg:width="13.968cm" svg:height="10.476cm" svg:x="3.81cm" svg:y="2.123cm" draw:page-number="1" presentation:class="page"/>
          <draw:frame presentation:style-name="pr1"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OpenOffice.org/3.3$Win32 OpenOffice.org_project/330m20$Build-9567</meta:generator>
    <meta:creation-date>2009-07-31T14:34:20</meta:creation-date>
    <dc:date>2012-04-03T14:04:12.67</dc:date>
    <dc:language>en-US</dc:language>
    <meta:editing-cycles>7</meta:editing-cycles>
    <meta:editing-duration>PT20M6S</meta:editing-duration>
    <meta:document-statistic meta:object-count="102"/>
    <meta:user-defined meta:name="Info 1"/>
    <meta:user-defined meta:name="Info 2"/>
    <meta:user-defined meta:name="Info 3"/>
    <meta:user-defined meta:name="Info 4"/>
  </office:meta>
</office:document-meta>
</file>